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99999" draw:fill-color="#dddddd" draw:textarea-horizontal-align="justify" draw:textarea-vertical-align="middle" draw:auto-grow-height="false" fo:min-height="0.563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measure" style:list-style-name="L1">
      <style:graphic-properties svg:stroke-color="#ff3333" draw:opacity="100%" draw:textarea-vertical-align="middle" draw:line-distance="0.502cm"/>
    </style:style>
    <style:style style:name="gr4" style:family="graphic" style:parent-style-name="measure" style:list-style-name="L1">
      <style:graphic-properties draw:opacity="100%" draw:textarea-vertical-align="middle" draw:line-distance="0.502cm"/>
    </style:style>
    <style:style style:name="gr5" style:family="graphic" style:parent-style-name="measure" style:list-style-name="L1">
      <style:graphic-properties draw:opacity="100%" draw:textarea-vertical-align="middle" draw:line-distance="0.502cm"/>
    </style:style>
    <style:style style:name="gr6" style:family="graphic" style:parent-style-name="measure" style:list-style-name="L1">
      <style:graphic-properties draw:opacity="100%" draw:textarea-vertical-align="middle" draw:line-distance="0.502cm"/>
    </style:style>
    <style:style style:name="gr7" style:family="graphic" style:parent-style-name="measure" style:list-style-name="L1">
      <style:graphic-properties draw:opacity="100%" draw:textarea-vertical-align="middle" draw:line-distance="0.502cm"/>
    </style:style>
    <style:style style:name="gr8" style:family="graphic" style:parent-style-name="measure" style:list-style-name="L1">
      <style:graphic-properties draw:opacity="100%" draw:textarea-vertical-align="middle" draw:line-distance="0.502cm"/>
    </style:style>
    <style:style style:name="gr9" style:family="graphic" style:parent-style-name="measure" style:list-style-name="L1">
      <style:graphic-properties draw:opacity="100%" draw:textarea-vertical-align="middle" draw:line-distance="0.502cm"/>
    </style:style>
    <style:style style:name="gr10" style:family="graphic" style:parent-style-name="measure" style:list-style-name="L1">
      <style:graphic-properties draw:opacity="100%" draw:textarea-vertical-align="middle" draw:line-distance="0.502cm"/>
    </style:style>
    <style:style style:name="gr11" style:family="graphic" style:parent-style-name="measure" style:list-style-name="L1">
      <style:graphic-properties draw:opacity="100%" draw:textarea-vertical-align="middle" draw:line-distance="0.502cm"/>
    </style:style>
    <style:style style:name="gr12" style:family="graphic" style:parent-style-name="measure" style:list-style-name="L1">
      <style:graphic-properties draw:opacity="100%" draw:textarea-vertical-align="middle" draw:line-distance="0.502cm"/>
    </style:style>
    <style:style style:name="gr13" style:family="graphic" style:parent-style-name="standard">
      <style:graphic-properties draw:stroke="none" svg:stroke-color="#000000" draw:fill="none" draw:fill-color="#ffffff" fo:min-height="0.637cm"/>
    </style:style>
    <style:style style:name="gr14" style:family="graphic" style:parent-style-name="standard">
      <style:graphic-properties draw:stroke="none" svg:stroke-color="#000000" draw:fill="none" draw:fill-color="#ffffff" fo:min-height="0.385cm"/>
    </style:style>
    <style:style style:name="gr15" style:family="graphic" style:parent-style-name="objectwithoutfill">
      <style:graphic-properties svg:stroke-color="#000000" draw:fill="none" draw:textarea-vertical-align="middle"/>
    </style:style>
    <style:style style:name="gr16" style:family="graphic" style:parent-style-name="objectwithoutfill">
      <style:graphic-properties svg:stroke-color="#b2b2b2" draw:fill="none" draw:textarea-vertical-align="middle"/>
    </style:style>
    <style:style style:name="gr17" style:family="graphic" style:parent-style-name="objectwithoutfill">
      <style:graphic-properties svg:stroke-color="#9999ff" draw:fill="none" draw:textarea-vertical-align="middle"/>
    </style:style>
    <style:style style:name="gr18" style:family="graphic" style:parent-style-name="objectwithoutfill">
      <style:graphic-properties draw:stroke="dash" draw:stroke-dash="Fine_20_Dashed" svg:stroke-color="#9999ff" draw:fill="none" draw:textarea-vertical-align="middle"/>
    </style:style>
    <style:style style:name="gr19" style:family="graphic" style:parent-style-name="standard">
      <style:graphic-properties svg:stroke-color="#cccccc" draw:fill-color="#ffffff" draw:textarea-horizontal-align="justify" draw:textarea-vertical-align="middle" draw:auto-grow-height="false" fo:min-height="0.379cm" fo:min-width="0.129cm"/>
    </style:style>
    <style:style style:name="gr20" style:family="graphic" style:parent-style-name="objectwithoutfill">
      <style:graphic-properties svg:stroke-color="#cccccc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712cm"/>
    </style:style>
    <style:style style:name="gr22" style:family="graphic" style:parent-style-name="standard">
      <style:graphic-properties draw:fill-color="#808080" draw:textarea-horizontal-align="justify" draw:textarea-vertical-align="middle" draw:auto-grow-height="false" fo:min-height="3.56cm" fo:min-width="0cm"/>
    </style:style>
    <style:style style:name="gr23" style:family="graphic" style:parent-style-name="standard">
      <style:graphic-properties svg:stroke-color="#ff3333" draw:fill-color="#ff9999" draw:textarea-horizontal-align="justify" draw:textarea-vertical-align="middle" draw:auto-grow-height="false" fo:min-height="1.655cm" fo:min-width="0cm"/>
    </style:style>
    <style:style style:name="gr24" style:family="graphic" style:parent-style-name="standard">
      <style:graphic-properties svg:stroke-color="#ff3333" draw:fill-color="#ff9999" draw:textarea-horizontal-align="justify" draw:textarea-vertical-align="middle" draw:auto-grow-height="false" fo:min-height="1.274cm" fo:min-width="0cm"/>
    </style:style>
    <style:style style:name="gr25" style:family="graphic" style:parent-style-name="standard">
      <style:graphic-properties svg:stroke-color="#ff3333" draw:fill-color="#ff9999" draw:textarea-horizontal-align="justify" draw:textarea-vertical-align="middle" draw:auto-grow-height="false" fo:min-height="0.004cm" fo:min-width="0cm"/>
    </style:style>
    <style:style style:name="gr26" style:family="graphic" style:parent-style-name="standard">
      <style:graphic-properties svg:stroke-color="#ff3333" draw:fill-color="#ff9999" draw:textarea-horizontal-align="justify" draw:textarea-vertical-align="middle" draw:auto-grow-height="false" fo:min-height="0.639cm" fo:min-width="0cm"/>
    </style:style>
    <style:style style:name="gr27" style:family="graphic" style:parent-style-name="standard">
      <style:graphic-properties svg:stroke-color="#3333ff" draw:fill-color="#cc66ff" draw:textarea-horizontal-align="justify" draw:textarea-vertical-align="middle" draw:auto-grow-height="false" fo:min-height="0.564cm" fo:min-width="0cm"/>
    </style:style>
    <style:style style:name="gr28" style:family="graphic" style:parent-style-name="standard">
      <style:graphic-properties svg:stroke-color="#3333ff" draw:fill-color="#ff9999" draw:textarea-horizontal-align="justify" draw:textarea-vertical-align="middle" draw:auto-grow-height="false" fo:min-height="1.147cm" fo:min-width="0cm"/>
    </style:style>
    <style:style style:name="gr29" style:family="graphic" style:parent-style-name="standard">
      <style:graphic-properties svg:stroke-color="#3333ff" draw:fill-color="#ff9999" draw:textarea-horizontal-align="justify" draw:textarea-vertical-align="middle" draw:auto-grow-height="false" fo:min-height="0.512cm" fo:min-width="0cm"/>
    </style:style>
    <style:style style:name="gr30" style:family="graphic" style:parent-style-name="standard">
      <style:graphic-properties svg:stroke-color="#3333ff" draw:fill-color="#ff9999" draw:textarea-horizontal-align="justify" draw:textarea-vertical-align="middle" draw:auto-grow-height="false" fo:min-height="0.893cm" fo:min-width="0cm"/>
    </style:style>
    <style:style style:name="gr31" style:family="graphic" style:parent-style-name="standard">
      <style:graphic-properties svg:stroke-color="#3333ff" draw:fill-color="#ff9999" draw:textarea-horizontal-align="justify" draw:textarea-vertical-align="middle" draw:auto-grow-height="false" fo:min-height="0.385cm" fo:min-width="0cm"/>
    </style:style>
    <style:style style:name="gr32" style:family="graphic" style:parent-style-name="standard">
      <style:graphic-properties svg:stroke-color="#3333ff" draw:fill-color="#999999" draw:textarea-horizontal-align="justify" draw:textarea-vertical-align="middle" draw:auto-grow-height="false" fo:min-height="2.671cm" fo:min-width="0cm"/>
    </style:style>
    <style:style style:name="gr33" style:family="graphic" style:parent-style-name="standard">
      <style:graphic-properties svg:stroke-color="#3333ff" draw:fill-color="#999999" draw:textarea-horizontal-align="justify" draw:textarea-vertical-align="middle" draw:auto-grow-height="false" fo:min-height="1.655cm" fo:min-width="0cm"/>
    </style:style>
    <style:style style:name="gr34" style:family="graphic" style:parent-style-name="standard">
      <style:graphic-properties svg:stroke-color="#3333ff" draw:fill-color="#999999" draw:textarea-horizontal-align="justify" draw:textarea-vertical-align="middle" draw:auto-grow-height="false" fo:min-height="0.639cm" fo:min-width="0cm"/>
    </style:style>
    <style:style style:name="gr35" style:family="graphic" style:parent-style-name="standard">
      <style:graphic-properties svg:stroke-color="#3333ff" draw:fill-color="#999999" draw:textarea-horizontal-align="justify" draw:textarea-vertical-align="middle" draw:auto-grow-height="false" fo:min-height="0.766cm" fo:min-width="0cm"/>
    </style:style>
    <style:style style:name="gr36" style:family="graphic" style:parent-style-name="standard">
      <style:graphic-properties svg:stroke-color="#111111" draw:fill-color="#cccccc" draw:textarea-horizontal-align="justify" draw:textarea-vertical-align="middle" draw:auto-grow-height="false" fo:min-height="0.004cm" fo:min-width="0cm"/>
    </style:style>
    <style:style style:name="gr37" style:family="graphic" style:parent-style-name="objectwithoutfill">
      <style:graphic-properties svg:stroke-color="#0000ff" draw:fill="none" draw:textarea-vertical-align="middle"/>
    </style:style>
    <style:style style:name="gr38" style:family="graphic" style:parent-style-name="standard">
      <style:graphic-properties svg:stroke-color="#111111" draw:fill-color="#dddddd" draw:textarea-horizontal-align="justify" draw:textarea-vertical-align="middle" draw:auto-grow-height="false" fo:min-height="0.639cm" fo:min-width="0cm"/>
    </style:style>
    <style:style style:name="gr39" style:family="graphic" style:parent-style-name="standard">
      <style:graphic-properties svg:stroke-color="#66ccff" draw:fill-color="#cccccc" draw:textarea-horizontal-align="justify" draw:textarea-vertical-align="middle" draw:auto-grow-height="false" fo:min-height="0.766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2.72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2.25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2.25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.51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.642cm"/>
    </style:style>
    <style:style style:name="gr45" style:family="graphic" style:parent-style-name="standard">
      <style:graphic-properties draw:stroke="none" svg:stroke-color="#000000" draw:fill="none" draw:fill-color="#ffffff" fo:min-height="0.601cm"/>
    </style:style>
    <style:style style:name="gr46" style:family="graphic" style:parent-style-name="standard">
      <style:graphic-properties draw:fill-color="#808080" draw:textarea-horizontal-align="justify" draw:textarea-vertical-align="middle" draw:auto-grow-height="false" fo:min-height="1.113cm" fo:min-width="0cm"/>
    </style:style>
    <style:style style:name="gr47" style:family="graphic" style:parent-style-name="standard">
      <style:graphic-properties draw:fill-color="#808080" draw:textarea-horizontal-align="justify" draw:textarea-vertical-align="middle" draw:auto-grow-height="false" fo:min-height="1.332cm" fo:min-width="0cm"/>
    </style:style>
    <style:style style:name="gr4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0.909cm" style:use-optimal-column-width="false"/>
    </style:style>
    <style:style style:name="co2" style:family="table-column">
      <style:table-column-properties style:column-width="0.906cm" style:use-optimal-column-width="false"/>
    </style:style>
    <style:style style:name="ro1" style:family="table-row">
      <style:table-row-properties style:row-height="1.315cm"/>
    </style:style>
    <style:style style:name="ro2" style:family="table-row">
      <style:table-row-properties style:row-height="1.302cm"/>
    </style:style>
    <style:style style:name="ro3" style:family="table-row">
      <style:table-row-properties style:row-height="1.297cm"/>
    </style:style>
    <style:style style:name="ce1" style:family="table-cell">
      <loext:graphic-properties draw:fill-color="#ffffff"/>
      <style:paragraph-properties fo:border="0.03pt solid #111111"/>
    </style:style>
    <style:style style:name="ce2" style:family="table-cell">
      <loext:graphic-properties draw:fill-color="#ffffff"/>
      <style:paragraph-properties fo:border="0.03pt solid #111111"/>
      <style:text-properties fo:font-size="18pt" style:font-size-asian="18pt" style:font-size-complex="18pt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808080"/>
      <style:paragraph-properties fo:text-align="center"/>
    </style:style>
    <style:style style:name="P9" style:family="paragraph">
      <loext:graphic-properties draw:fill-color="#ff9999"/>
      <style:paragraph-properties fo:text-align="center"/>
    </style:style>
    <style:style style:name="P10" style:family="paragraph">
      <loext:graphic-properties draw:fill-color="#cc66ff"/>
      <style:paragraph-properties fo:text-align="center"/>
    </style:style>
    <style:style style:name="P11" style:family="paragraph">
      <loext:graphic-properties draw:fill-color="#999999"/>
      <style:paragraph-properties fo:text-align="center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loext:graphic-properties draw:fill="none" draw:fill-color="#ffffff"/>
      <style:text-properties fo:font-size="8pt" fo:background-color="#ffffff" style:font-size-asian="8pt" style:font-size-complex="8pt"/>
    </style:style>
    <style:style style:name="P14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background-color="#ffffff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127cm" svg:height="0.813cm" svg:x="9.097cm" svg:y="15.98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763cm" svg:y1="8.759cm" svg:x2="14.939cm" svg:y2="8.759cm">
          <text:p/>
        </draw:line>
        <draw:measure draw:style-name="gr3" draw:text-style-name="P4" draw:layer="measurelines" svg:x1="5.558cm" svg:y1="8.763cm" svg:x2="5.587cm" svg:y2="6.873cm">
          <text:p text:style-name="P3"><text:span text:style-name="T1">s = 711</text:span></text:p>
        </draw:measure>
        <draw:measure draw:style-name="gr4" draw:text-style-name="P4" draw:layer="measurelines" svg:x1="5.658cm" svg:y1="6.742cm" svg:x2="5.716cm" svg:y2="2.936cm">
          <text:p text:style-name="P3"><text:span text:style-name="T1">1490</text:span></text:p>
        </draw:measure>
        <draw:measure draw:style-name="gr5" draw:text-style-name="P4" draw:layer="measurelines" svg:x1="8.258cm" svg:y1="8.796cm" svg:x2="8.305cm" svg:y2="5.73cm">
          <text:p text:style-name="P3"><text:span text:style-name="T1">F= 470</text:span></text:p>
        </draw:measure>
        <draw:measure draw:style-name="gr6" draw:text-style-name="P4" draw:layer="measurelines" svg:x1="8.376cm" svg:y1="5.603cm" svg:x2="8.416cm" svg:y2="2.969cm">
          <text:p text:style-name="P3"><text:span text:style-name="T1">M = </text:span><text:span text:style-name="T1">1731</text:span></text:p>
        </draw:measure>
        <draw:measure draw:style-name="gr7" draw:text-style-name="P4" draw:layer="measurelines" svg:x1="11.069cm" svg:y1="8.774cm" svg:x2="11.08cm" svg:y2="8.016cm">
          <text:p text:style-name="P3"><text:span text:style-name="T1"><text:measure text:kind="gap"/></text:span><text:span text:style-name="T1"><text:measure text:kind="unit">"</text:measure></text:span><text:span text:style-name="T1">c</text:span></text:p>
        </draw:measure>
        <draw:measure draw:style-name="gr8" draw:text-style-name="P4" draw:layer="measurelines" svg:x1="11.152cm" svg:y1="7.889cm" svg:x2="11.227cm" svg:y2="2.947cm">
          <text:p text:style-name="P3"><text:span text:style-name="T1"><text:measure text:kind="gap"/></text:span><text:span text:style-name="T1"> </text:span><text:span text:style-name="T1"><text:measure text:kind="unit">"</text:measure></text:span><text:span text:style-name="T1"><text:measure text:kind="gap"/></text:span><text:span text:style-name="T1">A</text:span></text:p>
        </draw:measure>
        <draw:measure draw:style-name="gr9" draw:text-style-name="P4" draw:layer="measurelines" svg:x1="13.171cm" svg:y1="3.952cm" svg:x2="13.186cm" svg:y2="2.947cm">
          <text:p text:style-name="P3"><text:span text:style-name="T1">4</text:span></text:p>
          <text:p text:style-name="P3"><text:span text:style-name="T1"><text:measure text:kind="gap"/></text:span></text:p>
        </draw:measure>
        <draw:measure draw:style-name="gr10" draw:text-style-name="P4" draw:layer="measurelines" svg:x1="13.136cm" svg:y1="7.678cm" svg:x2="13.161cm" svg:y2="5.946cm">
          <text:p text:style-name="P3"><text:span text:style-name="T1">2</text:span></text:p>
        </draw:measure>
        <draw:measure draw:style-name="gr11" draw:text-style-name="P4" draw:layer="measurelines" svg:x1="13.188cm" svg:y1="5.837cm" svg:x2="13.213cm" svg:y2="4.105cm">
          <text:p text:style-name="P3"><text:span text:style-name="T1">3</text:span></text:p>
        </draw:measure>
        <draw:measure draw:style-name="gr12" draw:text-style-name="P4" draw:layer="measurelines" svg:x1="13.12cm" svg:y1="8.778cm" svg:x2="13.133cm" svg:y2="7.817cm">
          <text:p text:style-name="P3"><text:span text:style-name="T1">1</text:span></text:p>
          <text:p text:style-name="P3"><text:span text:style-name="T1"/></text:p>
        </draw:measure>
        <draw:frame draw:style-name="gr13" draw:text-style-name="P5" draw:layer="layout" svg:width="1.524cm" svg:height="0.887cm" svg:x="4.217cm" svg:y="9.413cm">
          <draw:text-box>
            <text:p><text:span text:style-name="T2">Perish / </text:span><text:span text:style-name="T2">survive</text:span></text:p>
          </draw:text-box>
        </draw:frame>
        <draw:frame draw:style-name="gr13" draw:text-style-name="P5" draw:layer="layout" svg:width="1.27cm" svg:height="0.887cm" svg:x="7.192cm" svg:y="9.413cm">
          <draw:text-box>
            <text:p><text:span text:style-name="T2">F / M</text:span></text:p>
          </draw:text-box>
        </draw:frame>
        <draw:frame draw:style-name="gr13" draw:text-style-name="P5" draw:layer="layout" svg:width="1.397cm" svg:height="0.887cm" svg:x="9.951cm" svg:y="9.413cm">
          <draw:text-box>
            <text:p><text:span text:style-name="T2">Adult / child</text:span></text:p>
          </draw:text-box>
        </draw:frame>
        <draw:frame draw:style-name="gr13" draw:text-style-name="P5" draw:layer="layout" svg:width="1.27cm" svg:height="0.887cm" svg:x="12.018cm" svg:y="9.415cm">
          <draw:text-box>
            <text:p><text:span text:style-name="T2">Class</text:span></text:p>
          </draw:text-box>
        </draw:frame>
        <draw:line draw:style-name="gr2" draw:text-style-name="P2" draw:layer="layout" svg:x1="5.853cm" svg:y1="16.741cm" svg:x2="15.478cm" svg:y2="16.741cm">
          <text:p/>
        </draw:line>
        <draw:frame draw:style-name="gr14" draw:text-style-name="P5" draw:layer="layout" svg:width="1.351cm" svg:height="0.635cm" svg:x="5.037cm" svg:y="16.106cm">
          <draw:text-box>
            <text:p><text:span text:style-name="T2">Perish</text:span></text:p>
          </draw:text-box>
        </draw:frame>
        <draw:frame draw:style-name="gr13" draw:text-style-name="P5" draw:layer="layout" svg:width="1.524cm" svg:height="0.887cm" svg:x="6.815cm" svg:y="18.907cm">
          <draw:text-box>
            <text:p><text:span text:style-name="T2">M / F</text:span></text:p>
          </draw:text-box>
        </draw:frame>
        <draw:frame draw:style-name="gr13" draw:text-style-name="P5" draw:layer="layout" svg:width="1.397cm" svg:height="0.887cm" svg:x="9.854cm" svg:y="18.697cm">
          <draw:text-box>
            <text:p><text:span text:style-name="T2">Adult / child</text:span></text:p>
          </draw:text-box>
        </draw:frame>
        <draw:frame draw:style-name="gr13" draw:text-style-name="P5" draw:layer="layout" svg:width="1.27cm" svg:height="0.887cm" svg:x="12.221cm" svg:y="18.699cm">
          <draw:text-box>
            <text:p><text:span text:style-name="T2">Cla</text:span><text:span text:style-name="T2">ss</text:span></text:p>
          </draw:text-box>
        </draw:frame>
        <draw:line draw:style-name="gr15" draw:text-style-name="P2" draw:layer="layout" svg:x1="4.583cm" svg:y1="18.453cm" svg:x2="14.176cm" svg:y2="18.453cm">
          <text:p/>
        </draw:line>
        <draw:frame draw:style-name="gr13" draw:text-style-name="P5" draw:layer="layout" svg:width="1.524cm" svg:height="0.887cm" svg:x="3.386cm" svg:y="18.138cm">
          <draw:text-box>
            <text:p><text:span text:style-name="T2">survive</text:span></text:p>
          </draw:text-box>
        </draw:frame>
        <draw:line draw:style-name="gr16" draw:text-style-name="P2" draw:layer="layout" svg:x1="9.702cm" svg:y1="16.172cm" svg:x2="7.45cm" svg:y2="18.519cm">
          <text:p/>
        </draw:line>
        <draw:line draw:style-name="gr17" draw:text-style-name="P2" draw:layer="layout" svg:x1="9.703cm" svg:y1="13.672cm" svg:x2="7.577cm" svg:y2="15.852cm">
          <text:p/>
        </draw:line>
        <draw:line draw:style-name="gr16" draw:text-style-name="P2" draw:layer="layout" svg:x1="12.503cm" svg:y1="16.172cm" svg:x2="10.244cm" svg:y2="18.519cm">
          <text:p/>
        </draw:line>
        <draw:line draw:style-name="gr17" draw:text-style-name="P2" draw:layer="layout" svg:x1="12.504cm" svg:y1="13.672cm" svg:x2="10.371cm" svg:y2="15.852cm">
          <text:p/>
        </draw:line>
        <draw:line draw:style-name="gr17" draw:text-style-name="P2" draw:layer="layout" svg:x1="9.155cm" svg:y1="14.241cm" svg:x2="14.616cm" svg:y2="14.241cm">
          <text:p/>
        </draw:line>
        <draw:line draw:style-name="gr16" draw:text-style-name="P2" draw:layer="layout" svg:x1="13.003cm" svg:y1="18.486cm" svg:x2="15.21cm" svg:y2="16.279cm">
          <text:p/>
        </draw:line>
        <draw:line draw:style-name="gr17" draw:text-style-name="P2" draw:layer="layout" svg:x1="13.006cm" svg:y1="15.821cm" svg:x2="14.595cm" svg:y2="14.232cm">
          <text:p/>
        </draw:line>
        <draw:line draw:style-name="gr18" draw:text-style-name="P2" draw:layer="layout" svg:x1="13.152cm" svg:y1="17.165cm" svg:x2="14.886cm" svg:y2="15.432cm">
          <text:p/>
        </draw:line>
        <draw:line draw:style-name="gr18" draw:text-style-name="P2" draw:layer="layout" svg:x1="12.938cm" svg:y1="14.462cm" svg:x2="14.87cm" svg:y2="12.511cm">
          <text:p/>
        </draw:line>
        <draw:g>
          <draw:custom-shape draw:style-name="gr19" draw:text-style-name="P6" draw:layer="layout" svg:width="0.889cm" svg:height="0.889cm" svg:x="7.096cm" svg:y="11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7.59cm" svg:y1="11.781cm" svg:x2="7.985cm" svg:y2="11.583cm">
            <text:p/>
          </draw:line>
          <draw:line draw:style-name="gr20" draw:text-style-name="P2" draw:layer="layout" svg:x1="7.59cm" svg:y1="11.781cm" svg:x2="7.195cm" svg:y2="11.485cm">
            <text:p/>
          </draw:line>
          <draw:line draw:style-name="gr20" draw:text-style-name="P2" draw:layer="layout" svg:x1="7.604cm" svg:y1="12.176cm" svg:x2="7.604cm" svg:y2="14.208cm">
            <text:p/>
          </draw:line>
        </draw:g>
        <draw:g>
          <draw:custom-shape draw:style-name="gr19" draw:text-style-name="P6" draw:layer="layout" svg:width="0.889cm" svg:height="0.889cm" svg:x="9.91cm" svg:y="11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10.404cm" svg:y1="11.819cm" svg:x2="10.799cm" svg:y2="11.621cm">
            <text:p/>
          </draw:line>
          <draw:line draw:style-name="gr20" draw:text-style-name="P2" draw:layer="layout" svg:x1="10.404cm" svg:y1="11.819cm" svg:x2="10.009cm" svg:y2="11.523cm">
            <text:p/>
          </draw:line>
          <draw:line draw:style-name="gr20" draw:text-style-name="P2" draw:layer="layout" svg:x1="10.418cm" svg:y1="12.214cm" svg:x2="10.418cm" svg:y2="14.246cm">
            <text:p/>
          </draw:line>
        </draw:g>
        <draw:g>
          <draw:custom-shape draw:style-name="gr19" draw:text-style-name="P6" draw:layer="layout" svg:width="0.889cm" svg:height="0.889cm" svg:x="14.137cm" svg:y="10.1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14.631cm" svg:y1="10.61cm" svg:x2="15.026cm" svg:y2="10.412cm">
            <text:p/>
          </draw:line>
          <draw:line draw:style-name="gr20" draw:text-style-name="P2" draw:layer="layout" svg:x1="14.631cm" svg:y1="10.61cm" svg:x2="14.236cm" svg:y2="10.314cm">
            <text:p/>
          </draw:line>
          <draw:line draw:style-name="gr20" draw:text-style-name="P2" draw:layer="layout" svg:x1="14.645cm" svg:y1="11.005cm" svg:x2="14.645cm" svg:y2="13.037cm">
            <text:p/>
          </draw:line>
        </draw:g>
        <draw:g>
          <draw:custom-shape draw:style-name="gr19" draw:text-style-name="P6" draw:layer="layout" svg:width="0.889cm" svg:height="0.889cm" svg:x="11.483cm" svg:y="10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11.977cm" svg:y1="10.629cm" svg:x2="12.372cm" svg:y2="10.431cm">
            <text:p/>
          </draw:line>
          <draw:line draw:style-name="gr20" draw:text-style-name="P2" draw:layer="layout" svg:x1="11.977cm" svg:y1="10.629cm" svg:x2="11.582cm" svg:y2="10.333cm">
            <text:p/>
          </draw:line>
          <draw:line draw:style-name="gr20" draw:text-style-name="P2" draw:layer="layout" svg:x1="11.991cm" svg:y1="11.024cm" svg:x2="11.991cm" svg:y2="13.056cm">
            <text:p/>
          </draw:line>
        </draw:g>
        <draw:g>
          <draw:custom-shape draw:style-name="gr19" draw:text-style-name="P6" draw:layer="layout" svg:width="0.889cm" svg:height="0.889cm" svg:x="8.714cm" svg:y="10.2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9.208cm" svg:y1="10.743cm" svg:x2="9.603cm" svg:y2="10.545cm">
            <text:p/>
          </draw:line>
          <draw:line draw:style-name="gr20" draw:text-style-name="P2" draw:layer="layout" svg:x1="9.208cm" svg:y1="10.743cm" svg:x2="8.813cm" svg:y2="10.447cm">
            <text:p/>
          </draw:line>
          <draw:line draw:style-name="gr20" draw:text-style-name="P2" draw:layer="layout" svg:x1="9.222cm" svg:y1="11.138cm" svg:x2="9.222cm" svg:y2="13.17cm">
            <text:p/>
          </draw:line>
        </draw:g>
        <draw:g>
          <draw:custom-shape draw:style-name="gr19" draw:text-style-name="P6" draw:layer="layout" svg:width="0.889cm" svg:height="0.889cm" draw:transform="rotate (1.5707963267949) translate (3.404cm 17.19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3.899cm" svg:y1="16.7cm" svg:x2="3.701cm" svg:y2="16.305cm">
            <text:p/>
          </draw:line>
          <draw:line draw:style-name="gr20" draw:text-style-name="P2" draw:layer="layout" svg:x1="3.898cm" svg:y1="16.7cm" svg:x2="3.602cm" svg:y2="17.095cm">
            <text:p/>
          </draw:line>
          <draw:line draw:style-name="gr20" draw:text-style-name="P2" draw:layer="layout" svg:x1="4.293cm" svg:y1="16.686cm" svg:x2="6.325cm" svg:y2="16.686cm">
            <text:p/>
          </draw:line>
        </draw:g>
        <draw:g>
          <draw:custom-shape draw:style-name="gr19" draw:text-style-name="P6" draw:layer="layout" svg:width="0.889cm" svg:height="0.889cm" draw:transform="rotate (1.5707963267949) translate (1.889cm 18.9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2.384cm" svg:y1="18.413cm" svg:x2="2.186cm" svg:y2="18.018cm">
            <text:p/>
          </draw:line>
          <draw:line draw:style-name="gr20" draw:text-style-name="P2" draw:layer="layout" svg:x1="2.383cm" svg:y1="18.413cm" svg:x2="2.087cm" svg:y2="18.808cm">
            <text:p/>
          </draw:line>
          <draw:line draw:style-name="gr20" draw:text-style-name="P2" draw:layer="layout" svg:x1="2.778cm" svg:y1="18.399cm" svg:x2="4.81cm" svg:y2="18.399cm">
            <text:p/>
          </draw:line>
        </draw:g>
        <draw:g>
          <draw:custom-shape draw:style-name="gr19" draw:text-style-name="P6" draw:layer="layout" svg:width="0.889cm" svg:height="0.889cm" draw:transform="rotate (1.5707963267949) translate (3.27cm 14.6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3.765cm" svg:y1="14.198cm" svg:x2="3.567cm" svg:y2="13.803cm">
            <text:p/>
          </draw:line>
          <draw:line draw:style-name="gr20" draw:text-style-name="P2" draw:layer="layout" svg:x1="3.764cm" svg:y1="14.198cm" svg:x2="3.468cm" svg:y2="14.593cm">
            <text:p/>
          </draw:line>
          <draw:line draw:style-name="gr20" draw:text-style-name="P2" draw:layer="layout" svg:x1="4.159cm" svg:y1="14.184cm" svg:x2="8.62cm" svg:y2="14.184cm">
            <text:p/>
          </draw:line>
          <draw:custom-shape draw:style-name="gr19" draw:text-style-name="P6" draw:layer="layout" svg:width="0.889cm" svg:height="0.889cm" draw:transform="rotate (1.5707963267949) translate (1.755cm 16.3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2.25cm" svg:y1="15.811cm" svg:x2="2.052cm" svg:y2="15.416cm">
            <text:p/>
          </draw:line>
          <draw:line draw:style-name="gr20" draw:text-style-name="P2" draw:layer="layout" svg:x1="2.249cm" svg:y1="15.811cm" svg:x2="1.953cm" svg:y2="16.206cm">
            <text:p/>
          </draw:line>
          <draw:line draw:style-name="gr20" draw:text-style-name="P2" draw:layer="layout" svg:x1="2.644cm" svg:y1="15.797cm" svg:x2="7.223cm" svg:y2="15.797cm">
            <text:p/>
          </draw:line>
        </draw:g>
        <draw:frame draw:style-name="gr21" draw:text-style-name="P7" draw:layer="layout" svg:width="13.716cm" svg:height="0.962cm" svg:x="1.889cm" svg:y="1.127cm">
          <draw:text-box>
            <text:p>https://observablehq.com/@d3/parallel-sets</text:p>
          </draw:text-box>
        </draw:frame>
        <draw:custom-shape draw:style-name="gr22" draw:text-style-name="P8" draw:layer="layout" svg:width="0.127cm" svg:height="3.81cm" svg:x="6.461cm" svg:y="12.93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127cm" svg:height="1.905cm" svg:x="4.937cm" svg:y="16.49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0.127cm" svg:height="1.524cm" svg:x="7.477cm" svg:y="16.8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0.127cm" svg:height="0.254cm" svg:x="10.244cm" svg:y="18.14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127cm" svg:height="0.889cm" svg:x="12.938cm" svg:y="17.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0.127cm" svg:height="0.814cm" svg:x="12.965cm" svg:y="16.59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127cm" svg:height="1.397cm" svg:x="7.477cm" svg:y="14.46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0.127cm" svg:height="0.762cm" svg:x="10.271cm" svg:y="15.09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0.127cm" svg:height="1.143cm" svg:x="12.938cm" svg:y="14.71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127cm" svg:height="0.635cm" svg:x="12.938cm" svg:y="13.77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0.127cm" svg:height="2.921cm" svg:x="9.128cm" svg:y="11.28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0.127cm" svg:height="1.905cm" svg:x="11.922cm" svg:y="12.30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0.127cm" svg:height="0.889cm" svg:x="14.589cm" svg:y="13.31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0.127cm" svg:height="1.016cm" svg:x="14.589cm" svg:y="11.69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0.127cm" svg:height="0.254cm" svg:x="11.795cm" svg:y="16.494cm">
          <text:p/>
          <draw:enhanced-geometry svg:viewBox="0 0 21600 21600" draw:type="rectangle" draw:enhanced-path="M 0 0 L 21600 0 21600 21600 0 21600 0 0 Z N"/>
        </draw:custom-shape>
        <draw:line draw:style-name="gr37" draw:text-style-name="P2" draw:layer="layout" svg:x1="7.631cm" svg:y1="15.852cm" svg:x2="13.092cm" svg:y2="15.852cm">
          <text:p/>
        </draw:line>
        <draw:custom-shape draw:style-name="gr38" draw:text-style-name="P1" draw:layer="layout" svg:width="0.127cm" svg:height="0.889cm" svg:x="14.616cm" svg:y="15.85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0.127cm" svg:height="1.016cm" svg:x="14.616cm" svg:y="14.589cm">
          <text:p/>
          <draw:enhanced-geometry svg:viewBox="0 0 21600 21600" draw:type="rectangle" draw:enhanced-path="M 0 0 L 21600 0 21600 21600 0 21600 0 0 Z N"/>
        </draw:custom-shape>
        <draw:frame draw:style-name="gr40" draw:text-style-name="P5" draw:layer="layout" svg:width="3.224cm" svg:height="1.016cm" svg:x="6.666cm" svg:y="15.509cm">
          <draw:text-box>
            <text:p><text:span text:style-name="T2">x=</text:span><text:span text:style-name="T2">1</text:span></text:p>
            <text:p><text:span text:style-name="T2">[y:</text:span><text:span text:style-name="T2">2,</text:span><text:span text:style-name="T2">z:</text:span><text:span text:style-name="T2">1,</text:span><text:span text:style-name="T2">v:</text:span><text:span text:style-name="T2">36</text:span><text:span text:style-name="T2">7]</text:span></text:p>
          </draw:text-box>
        </draw:frame>
        <draw:frame draw:style-name="gr41" draw:text-style-name="P5" draw:layer="layout" svg:width="2.753cm" svg:height="1.016cm" svg:x="8.407cm" svg:y="14.103cm">
          <draw:text-box>
            <text:p><text:span text:style-name="T2">x=</text:span><text:span text:style-name="T2">1</text:span></text:p>
            <text:p><text:span text:style-name="T2">[y:</text:span><text:span text:style-name="T2">2,</text:span><text:span text:style-name="T2">z:</text:span><text:span text:style-name="T2">0,</text:span><text:span text:style-name="T2">v:</text:span><text:span text:style-name="T2">13</text:span><text:span text:style-name="T2">64</text:span><text:span text:style-name="T2">]</text:span></text:p>
          </draw:text-box>
        </draw:frame>
        <draw:frame draw:style-name="gr41" draw:text-style-name="P5" draw:layer="layout" svg:width="2.753cm" svg:height="1.016cm" svg:x="8.437cm" svg:y="16.637cm">
          <draw:text-box>
            <text:p><text:span text:style-name="T2">x=1</text:span></text:p>
            <text:p><text:span text:style-name="T2">[y:0,z:</text:span><text:span text:style-name="T2">0,v:12</text:span><text:span text:style-name="T2">6]</text:span></text:p>
          </draw:text-box>
        </draw:frame>
        <draw:frame draw:style-name="gr42" draw:text-style-name="P13" draw:layer="layout" svg:width="2.753cm" svg:height="0.889cm" svg:x="6.588cm" svg:y="18.118cm">
          <draw:text-box>
            <text:p><text:span text:style-name="T3">x=1</text:span></text:p>
            <text:p><text:span text:style-name="T3">[y:0,z:1,v:344]</text:span></text:p>
          </draw:text-box>
        </draw:frame>
        <draw:frame draw:style-name="standard" draw:layer="layout" svg:width="3.632cm" svg:height="5.215cm" svg:x="15.421cm" svg:y="11.54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 table:style-name="ce2"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3" draw:text-style-name="P5" draw:layer="layout" svg:width="2.051cm" svg:height="1.016cm" svg:x="12.066cm" svg:y="15.409cm">
          <draw:text-box>
            <text:p><text:span text:style-name="T2">x=</text:span><text:span text:style-name="T2">3</text:span></text:p>
            <text:p><text:span text:style-name="T2">[y:</text:span><text:span text:style-name="T2">2,</text:span><text:span text:style-name="T2">z:</text:span><text:span text:style-name="T2">1,</text:span><text:span text:style-name="T2">v:.</text:span><text:span text:style-name="T2">..]</text:span></text:p>
          </draw:text-box>
        </draw:frame>
        <draw:frame draw:style-name="gr43" draw:text-style-name="P5" draw:layer="layout" svg:width="2.051cm" svg:height="1.016cm" svg:x="12.066cm" svg:y="16.909cm">
          <draw:text-box>
            <text:p><text:span text:style-name="T2">x</text:span><text:span text:style-name="T2">=</text:span><text:span text:style-name="T2">3</text:span></text:p>
            <text:p><text:span text:style-name="T2">[</text:span><text:span text:style-name="T2">y</text:span><text:span text:style-name="T2">:</text:span><text:span text:style-name="T2">1</text:span><text:span text:style-name="T2">,</text:span><text:span text:style-name="T2">z</text:span><text:span text:style-name="T2">:</text:span><text:span text:style-name="T2">1</text:span><text:span text:style-name="T2">,</text:span><text:span text:style-name="T2">v</text:span><text:span text:style-name="T2">:</text:span><text:span text:style-name="T2">.</text:span><text:span text:style-name="T2">.</text:span><text:span text:style-name="T2">.</text:span><text:span text:style-name="T2">]</text:span></text:p>
          </draw:text-box>
        </draw:frame>
        <draw:frame draw:style-name="gr44" draw:text-style-name="P5" draw:layer="layout" svg:width="2.142cm" svg:height="1.016cm" svg:x="12.066cm" svg:y="18.009cm">
          <draw:text-box>
            <text:p><text:span text:style-name="T2">x</text:span><text:span text:style-name="T2">=</text:span><text:span text:style-name="T2">3</text:span></text:p>
            <text:p><text:span text:style-name="T2">[</text:span><text:span text:style-name="T2">y</text:span><text:span text:style-name="T2">:</text:span><text:span text:style-name="T2">0</text:span><text:span text:style-name="T2">,</text:span><text:span text:style-name="T2">z</text:span><text:span text:style-name="T2">:</text:span><text:span text:style-name="T2">1</text:span><text:span text:style-name="T2">,</text:span><text:span text:style-name="T2">v</text:span><text:span text:style-name="T2">:</text:span><text:span text:style-name="T2">.</text:span><text:span text:style-name="T2">.</text:span><text:span text:style-name="T2">.</text:span><text:span text:style-name="T2">]</text:span></text:p>
          </draw:text-box>
        </draw:frame>
        <draw:frame draw:style-name="gr43" draw:text-style-name="P5" draw:layer="layout" svg:width="2.051cm" svg:height="1.016cm" svg:x="12.066cm" svg:y="13.909cm">
          <draw:text-box>
            <text:p><text:span text:style-name="T2">x=3</text:span></text:p>
            <text:p><text:span text:style-name="T2">[y:3,z:1,v:...]</text:span></text:p>
          </draw:text-box>
        </draw:frame>
        <draw:custom-shape draw:style-name="gr1" draw:text-style-name="P1" draw:layer="layout" svg:width="0.127cm" svg:height="0.813cm" svg:x="9.098cm" svg:y="24.28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854cm" svg:y1="25.041cm" svg:x2="15.479cm" svg:y2="25.041cm">
          <text:p/>
        </draw:line>
        <draw:frame draw:style-name="gr13" draw:text-style-name="P5" draw:layer="layout" svg:width="1.524cm" svg:height="0.887cm" svg:x="6.816cm" svg:y="27.207cm">
          <draw:text-box>
            <text:p><text:span text:style-name="T2">M / F</text:span></text:p>
          </draw:text-box>
        </draw:frame>
        <draw:frame draw:style-name="gr13" draw:text-style-name="P5" draw:layer="layout" svg:width="1.397cm" svg:height="0.887cm" svg:x="9.855cm" svg:y="26.997cm">
          <draw:text-box>
            <text:p><text:span text:style-name="T2">A</text:span><text:span text:style-name="T2">d</text:span><text:span text:style-name="T2">u</text:span><text:span text:style-name="T2">l</text:span><text:span text:style-name="T2">t</text:span><text:span text:style-name="T2"> </text:span><text:span text:style-name="T2">/</text:span><text:span text:style-name="T2"> </text:span><text:span text:style-name="T2">c</text:span><text:span text:style-name="T2">h</text:span><text:span text:style-name="T2">i</text:span><text:span text:style-name="T2">l</text:span><text:span text:style-name="T2">d</text:span></text:p>
          </draw:text-box>
        </draw:frame>
        <draw:frame draw:style-name="gr13" draw:text-style-name="P5" draw:layer="layout" svg:width="1.27cm" svg:height="0.887cm" svg:x="12.222cm" svg:y="26.999cm">
          <draw:text-box>
            <text:p><text:span text:style-name="T2">C</text:span><text:span text:style-name="T2">l</text:span><text:span text:style-name="T2">a</text:span><text:span text:style-name="T2">s</text:span><text:span text:style-name="T2">s</text:span></text:p>
          </draw:text-box>
        </draw:frame>
        <draw:line draw:style-name="gr15" draw:text-style-name="P2" draw:layer="layout" svg:x1="4.584cm" svg:y1="26.753cm" svg:x2="14.177cm" svg:y2="26.753cm">
          <text:p/>
        </draw:line>
        <draw:frame draw:style-name="gr45" draw:text-style-name="P5" draw:layer="layout" svg:width="1.169cm" svg:height="0.851cm" svg:x="3.939cm" svg:y="26.945cm">
          <draw:text-box>
            <text:p><text:span text:style-name="T2">P / </text:span><text:span text:style-name="T2">S</text:span></text:p>
          </draw:text-box>
        </draw:frame>
        <draw:line draw:style-name="gr16" draw:text-style-name="P2" draw:layer="layout" svg:x1="9.703cm" svg:y1="24.472cm" svg:x2="7.451cm" svg:y2="26.819cm">
          <text:p/>
        </draw:line>
        <draw:line draw:style-name="gr17" draw:text-style-name="P2" draw:layer="layout" svg:x1="9.704cm" svg:y1="21.972cm" svg:x2="7.578cm" svg:y2="24.152cm">
          <text:p/>
        </draw:line>
        <draw:line draw:style-name="gr16" draw:text-style-name="P2" draw:layer="layout" svg:x1="12.504cm" svg:y1="24.472cm" svg:x2="10.245cm" svg:y2="26.819cm">
          <text:p/>
        </draw:line>
        <draw:line draw:style-name="gr17" draw:text-style-name="P2" draw:layer="layout" svg:x1="12.505cm" svg:y1="21.972cm" svg:x2="10.372cm" svg:y2="24.152cm">
          <text:p/>
        </draw:line>
        <draw:line draw:style-name="gr17" draw:text-style-name="P2" draw:layer="layout" svg:x1="9.156cm" svg:y1="22.541cm" svg:x2="14.617cm" svg:y2="22.541cm">
          <text:p/>
        </draw:line>
        <draw:line draw:style-name="gr16" draw:text-style-name="P2" draw:layer="layout" svg:x1="13.004cm" svg:y1="26.786cm" svg:x2="15.211cm" svg:y2="24.579cm">
          <text:p/>
        </draw:line>
        <draw:line draw:style-name="gr17" draw:text-style-name="P2" draw:layer="layout" svg:x1="13.007cm" svg:y1="24.121cm" svg:x2="14.596cm" svg:y2="22.532cm">
          <text:p/>
        </draw:line>
        <draw:line draw:style-name="gr18" draw:text-style-name="P2" draw:layer="layout" svg:x1="13.153cm" svg:y1="25.465cm" svg:x2="14.887cm" svg:y2="23.732cm">
          <text:p/>
        </draw:line>
        <draw:line draw:style-name="gr18" draw:text-style-name="P2" draw:layer="layout" svg:x1="12.939cm" svg:y1="22.762cm" svg:x2="14.871cm" svg:y2="20.811cm">
          <text:p/>
        </draw:line>
        <draw:g>
          <draw:custom-shape draw:style-name="gr19" draw:text-style-name="P6" draw:layer="layout" svg:width="0.889cm" svg:height="0.889cm" draw:transform="rotate (1.5707963267949) translate (3.405cm 25.49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3.9cm" svg:y1="25cm" svg:x2="3.702cm" svg:y2="24.605cm">
            <text:p/>
          </draw:line>
          <draw:line draw:style-name="gr20" draw:text-style-name="P2" draw:layer="layout" svg:x1="3.899cm" svg:y1="25cm" svg:x2="3.603cm" svg:y2="25.395cm">
            <text:p/>
          </draw:line>
          <draw:line draw:style-name="gr20" draw:text-style-name="P2" draw:layer="layout" svg:x1="4.294cm" svg:y1="24.986cm" svg:x2="6.326cm" svg:y2="24.986cm">
            <text:p/>
          </draw:line>
        </draw:g>
        <draw:custom-shape draw:style-name="gr22" draw:text-style-name="P8" draw:layer="layout" svg:width="0.127cm" svg:height="3.81cm" svg:x="6.462cm" svg:y="21.23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127cm" svg:height="1.905cm" svg:x="4.938cm" svg:y="24.79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0.127cm" svg:height="1.524cm" svg:x="7.478cm" svg:y="25.1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0.127cm" svg:height="0.254cm" svg:x="10.245cm" svg:y="26.44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127cm" svg:height="0.889cm" svg:x="12.939cm" svg:y="25.8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0.127cm" svg:height="0.762cm" svg:x="10.272cm" svg:y="23.39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0.127cm" svg:height="0.889cm" svg:x="13.631cm" svg:y="25.28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0.127cm" svg:height="0.254cm" svg:x="11.796cm" svg:y="24.794cm">
          <text:p/>
          <draw:enhanced-geometry svg:viewBox="0 0 21600 21600" draw:type="rectangle" draw:enhanced-path="M 0 0 L 21600 0 21600 21600 0 21600 0 0 Z N"/>
        </draw:custom-shape>
        <draw:line draw:style-name="gr37" draw:text-style-name="P2" draw:layer="layout" svg:x1="7.632cm" svg:y1="24.152cm" svg:x2="13.093cm" svg:y2="24.152cm">
          <text:p/>
        </draw:line>
        <draw:custom-shape draw:style-name="gr38" draw:text-style-name="P1" draw:layer="layout" svg:width="0.127cm" svg:height="0.889cm" svg:x="14.617cm" svg:y="24.15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0.127cm" svg:height="1.016cm" svg:x="14.191cm" svg:y="24.564cm">
          <text:p/>
          <draw:enhanced-geometry svg:viewBox="0 0 21600 21600" draw:type="rectangle" draw:enhanced-path="M 0 0 L 21600 0 21600 21600 0 21600 0 0 Z N"/>
        </draw:custom-shape>
        <draw:frame draw:style-name="gr40" draw:text-style-name="P5" draw:layer="layout" svg:width="3.224cm" svg:height="1.016cm" svg:x="6.667cm" svg:y="23.809cm">
          <draw:text-box>
            <text:p><text:span text:style-name="T2">x=</text:span><text:span text:style-name="T2">1</text:span></text:p>
            <text:p><text:span text:style-name="T2">[y:</text:span><text:span text:style-name="T2">2,</text:span><text:span text:style-name="T2">z:</text:span><text:span text:style-name="T2">1,</text:span><text:span text:style-name="T2">v:</text:span><text:span text:style-name="T2">36</text:span><text:span text:style-name="T2">7]</text:span></text:p>
          </draw:text-box>
        </draw:frame>
        <draw:frame draw:style-name="gr41" draw:text-style-name="P5" draw:layer="layout" svg:width="2.753cm" svg:height="1.016cm" svg:x="8.408cm" svg:y="22.403cm">
          <draw:text-box>
            <text:p><text:span text:style-name="T2">x=</text:span><text:span text:style-name="T2">1</text:span></text:p>
            <text:p><text:span text:style-name="T2">[y:</text:span><text:span text:style-name="T2">2,</text:span><text:span text:style-name="T2">z:</text:span><text:span text:style-name="T2">0,</text:span><text:span text:style-name="T2">v:</text:span><text:span text:style-name="T2">13</text:span><text:span text:style-name="T2">64</text:span><text:span text:style-name="T2">]</text:span></text:p>
          </draw:text-box>
        </draw:frame>
        <draw:frame draw:style-name="gr41" draw:text-style-name="P5" draw:layer="layout" svg:width="2.753cm" svg:height="1.016cm" svg:x="8.438cm" svg:y="24.937cm">
          <draw:text-box>
            <text:p><text:span text:style-name="T2">x=</text:span><text:span text:style-name="T2">1</text:span></text:p>
            <text:p><text:span text:style-name="T2">[y:</text:span><text:span text:style-name="T2">0,</text:span><text:span text:style-name="T2">z:</text:span><text:span text:style-name="T2">0,</text:span><text:span text:style-name="T2">v:</text:span><text:span text:style-name="T2">12</text:span><text:span text:style-name="T2">6]</text:span></text:p>
          </draw:text-box>
        </draw:frame>
        <draw:frame draw:style-name="gr42" draw:text-style-name="P13" draw:layer="layout" svg:width="2.753cm" svg:height="0.889cm" svg:x="6.589cm" svg:y="26.418cm">
          <draw:text-box>
            <text:p><text:span text:style-name="T3">x=1</text:span></text:p>
            <text:p><text:span text:style-name="T3">[y:0,z:1,v:3</text:span><text:span text:style-name="T3">44]</text:span></text:p>
          </draw:text-box>
        </draw:frame>
        <draw:custom-shape draw:style-name="gr46" draw:text-style-name="P8" draw:layer="layout" svg:width="0.127cm" svg:height="1.363cm" svg:x="5.955cm" svg:y="24.2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8" draw:layer="layout" svg:width="0.127cm" svg:height="1.582cm" svg:x="5.355cm" svg:y="24.749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6.804cm" svg:y1="24.772cm" svg:x2="4.678cm" svg:y2="26.952cm">
          <text:p/>
        </draw:line>
        <presentation:notes draw:style-name="dp2">
          <draw:page-thumbnail draw:style-name="gr48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099cm" svg:height="4.624cm" svg:x="1.95cm" svg:y="2.105cm" presentation:class="title" presentation:placeholder="true">
        <draw:text-box/>
      </draw:frame>
      <draw:frame presentation:style-name="Default-outline1" draw:layer="backgroundobjects" svg:width="17.099cm" svg:height="16.064cm" svg:x="1.95cm" svg:y="7.48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9T15:07:08.885383368</meta:creation-date>
    <dc:date>2020-04-05T22:56:48.847777579</dc:date>
    <meta:editing-duration>PT1H50M23S</meta:editing-duration>
    <meta:editing-cycles>24</meta:editing-cycles>
    <meta:generator>LibreOffice/5.1.6.2$Linux_X86_64 LibreOffice_project/10m0$Build-2</meta:generator>
    <meta:document-statistic meta:object-count="163"/>
  </office:meta>
</office:document-meta>
</file>